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7edb7"/>
    </style:style>
    <style:style style:name="P3" style:family="paragraph" style:parent-style-name="Standard">
      <style:text-properties officeooo:paragraph-rsid="001ac438"/>
    </style:style>
    <style:style style:name="P4" style:family="paragraph" style:parent-style-name="Standard">
      <style:text-properties fo:font-size="10pt" officeooo:paragraph-rsid="001b2f23" style:font-size-asian="10pt" style:font-size-complex="10pt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4"><text:span text:style-name="T3">#include&lt;iostream&gt;<text:line-break/>using namespace std;<text:line-break/>int main()<text:line-break/>{</text:span></text:p>
      <text:p text:style-name="P4"><text:span text:style-name="T3"><text:line-break/> <text:s text:c="3"/>try</text:span></text:p>
      <text:p text:style-name="P4"><text:span text:style-name="T3"><text:line-break/> <text:s text:c="3"/>{</text:span></text:p>
      <text:p text:style-name="P4"><text:span text:style-name="T3"><text:line-break/> <text:s text:c="7"/>try</text:span></text:p>
      <text:p text:style-name="P4"><text:span text:style-name="T3"><text:line-break/> <text:s text:c="7"/>{ </text:span></text:p>
      <text:p text:style-name="P4"><text:span text:style-name="T3"><text:line-break/> <text:s text:c="11"/>throw 20;</text:span></text:p>
      <text:p text:style-name="P4"><text:span text:style-name="T3"><text:line-break/> <text:s text:c="7"/>}</text:span></text:p>
      <text:p text:style-name="P4"><text:span text:style-name="T3"><text:line-break/> <text:s text:c="7"/>catch (int n)</text:span></text:p>
      <text:p text:style-name="P4"><text:span text:style-name="T3"><text:line-break/> <text:s text:c="7"/>{</text:span></text:p>
      <text:p text:style-name="P4"><text:span text:style-name="T3"><text:line-break/> <text:s text:c="11"/>cout&lt;&lt;"Handle Partially"&lt;&lt;endl;<text:line-break/> <text:s text:c="11"/>throw;</text:span></text:p>
      <text:p text:style-name="P4"><text:span text:style-name="T3"><text:line-break/> <text:s text:c="7"/>}</text:span></text:p>
      <text:p text:style-name="P4"><text:span text:style-name="T3"><text:line-break/> <text:s text:c="3"/>}</text:span></text:p>
      <text:p text:style-name="P4"><text:span text:style-name="T3"><text:line-break/> <text:s text:c="3"/>catch (int n)</text:span></text:p>
      <text:p text:style-name="P4"><text:span text:style-name="T3"><text:s/></text:span></text:p>
      <text:p text:style-name="P4"><text:span text:style-name="T3"><text:s text:c="3"/>{<text:line-break/></text:span></text:p>
      <text:p text:style-name="P4"><text:span text:style-name="T3"><text:s text:c="8"/>cout&lt;&lt;"Handle remaining";<text:line-break/> <text:s text:c="3"/>}</text:span></text:p>
      <text:p text:style-name="P4"><text:span text:style-name="T3"><text:line-break/> <text:s text:c="3"/>return 0;</text:span></text:p>
      <text:p text:style-name="P4"><text:span text:style-name="T3"><text:line-break/>}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49:51.788000000</dc:date>
    <meta:editing-duration>PT1H13M47S</meta:editing-duration>
    <meta:editing-cycles>17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33" meta:character-count="314" meta:non-whitespace-character-count="159"/>
  </office:meta>
</office:document-meta>
</file>